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2" svg:font-family="'Lohit Devanagari'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Noto Sans" svg:font-family="'Noto Sans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_20__28_user_29_">
      <style:paragraph-properties fo:margin-left="0cm" fo:margin-right="0cm" style:line-height-at-least="0.353cm" fo:text-align="start" style:justify-single-word="false" fo:text-indent="0cm" style:auto-text-indent="false" style:writing-mode="lr-tb"/>
      <style:text-properties officeooo:paragraph-rsid="001b152a"/>
    </style:style>
    <style:style style:name="P2" style:family="paragraph" style:parent-style-name="Standard_20__28_user_29_">
      <style:paragraph-properties fo:margin-left="0cm" fo:margin-right="0cm" style:line-height-at-least="0.353cm" fo:text-align="start" style:justify-single-word="false" fo:text-indent="0cm" style:auto-text-indent="false" style:writing-mode="lr-tb"/>
      <style:text-properties fo:color="#000000" style:font-name="Calibri" fo:letter-spacing="normal" officeooo:paragraph-rsid="001b152a"/>
    </style:style>
    <style:style style:name="P3" style:family="paragraph" style:parent-style-name="Standard_20__28_user_29_">
      <style:paragraph-properties fo:margin-left="0cm" fo:margin-right="0cm" style:line-height-at-least="0.353cm" fo:text-align="start" style:justify-single-word="false" fo:text-indent="0cm" style:auto-text-indent="false" style:writing-mode="lr-tb"/>
      <style:text-properties fo:color="#000000" style:font-name="Calibri" fo:letter-spacing="normal" officeooo:rsid="001ccf29" officeooo:paragraph-rsid="001ccf29"/>
    </style:style>
    <style:style style:name="P4" style:family="paragraph" style:parent-style-name="Standard_20__28_user_29_">
      <style:paragraph-properties fo:margin-left="0cm" fo:margin-right="0cm" style:line-height-at-least="0.353cm" fo:text-align="start" style:justify-single-word="false" fo:text-indent="0cm" style:auto-text-indent="false" style:writing-mode="lr-tb"/>
      <style:text-properties fo:color="#000000" style:font-name="Calibri" fo:letter-spacing="normal" fo:font-style="italic" officeooo:rsid="001ccf29" officeooo:paragraph-rsid="001ccf29" style:font-style-asian="italic" style:font-style-complex="italic"/>
    </style:style>
    <style:style style:name="P5" style:family="paragraph" style:parent-style-name="Standard_20__28_user_29_">
      <style:paragraph-properties fo:margin-left="0cm" fo:margin-right="0cm" style:line-height-at-least="0.353cm" fo:text-align="start" style:justify-single-word="false" fo:text-indent="0cm" style:auto-text-indent="false" style:writing-mode="lr-tb"/>
      <style:text-properties officeooo:paragraph-rsid="001b152a"/>
    </style:style>
    <style:style style:name="T1" style:family="text">
      <style:text-properties fo:color="#000000" style:font-name="Calibri" fo:letter-spacing="normal"/>
    </style:style>
    <style:style style:name="T2" style:family="text">
      <style:text-properties fo:color="#000000" style:font-name="Calibri" fo:letter-spacing="normal" style:text-underline-style="solid" style:text-underline-width="auto" style:text-underline-color="font-color"/>
    </style:style>
    <style:style style:name="T3" style:family="text">
      <style:text-properties fo:color="#000000" style:font-name="Calibri" fo:letter-spacing="normal" style:text-underline-style="none"/>
    </style:style>
    <style:style style:name="T4" style:family="text">
      <style:text-properties fo:color="#000000" style:font-name="Carlito" fo:letter-spacing="normal"/>
    </style:style>
    <style:style style:name="T5" style:family="text">
      <style:text-properties fo:color="#000000" style:font-name="Carlito" fo:letter-spacing="normal" style:text-underline-style="none"/>
    </style:style>
    <style:style style:name="T6" style:family="text">
      <style:text-properties fo:color="#000000" fo:letter-spacing="normal"/>
    </style:style>
    <style:style style:name="T7" style:family="text">
      <style:text-properties fo:color="#0563c1" style:font-name="Calibri" fo:letter-spacing="normal" style:text-underline-style="none"/>
    </style:style>
    <style:style style:name="T8" style:family="text">
      <style:text-properties fo:color="#0563c1" style:font-name="Carlito" fo:letter-spacing="normal" style:text-underline-style="none"/>
    </style:style>
    <style:style style:name="T9" style:family="text">
      <style:text-properties fo:color="#ce181e" style:font-name="Calibri" fo:letter-spacing="normal" style:text-underline-style="none"/>
    </style:style>
    <style:style style:name="T10" style:family="text">
      <style:text-properties fo:color="#2a7ae2"/>
    </style:style>
    <style:style style:name="T11" style:family="text">
      <style:text-properties fo:color="#2a7ae2" style:font-name="Calibri" fo:letter-spacing="normal" style:text-underline-style="none"/>
    </style:style>
    <style:style style:name="T12" style:family="text">
      <style:text-properties fo:color="#2a7ae2" style:text-underline-style="none"/>
    </style:style>
    <style:style style:name="T13" style:family="text">
      <style:text-properties fo:color="#2a7ae2" style:text-underline-style="solid" style:text-underline-width="auto" style:text-underline-color="font-color"/>
    </style:style>
    <style:style style:name="T14" style:family="text">
      <style:text-properties fo:color="#2a7ae2" style:font-name="Carlito" style:text-underline-style="none"/>
    </style:style>
    <style:style style:name="T15" style:family="text">
      <style:text-properties fo:color="#2a7ae2" style:font-name="Carlito" fo:letter-spacing="normal" style:text-underline-style="none"/>
    </style:style>
    <style:style style:name="T16" style:family="text">
      <style:text-properties style:text-underline-style="none"/>
    </style:style>
    <style:style style:name="T17" style:family="text">
      <style:text-properties fo:font-style="normal" style:font-style-asian="normal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Usage : mettre ce document à l’échelle 100 %, faire une copie écran du texte ci-dessous et le sauver comme <text:span text:style-name="T17">« contacts-mgb-hyfaa.png »</text:span></text:p>
      <text:p text:style-name="P3"/>
      <text:p text:style-name="P3"/>
      <text:p text:style-name="P2"/>
      <text:p text:style-name="P1"><text:span text:style-name="T1">Contact : <text:tab/></text:span><text:a xlink:type="simple" xlink:href="mailto:marielle.gosset@ird.fr" text:style-name="Internet_20_link" text:visited-style-name="Visited_20_Internet_20_Link"><text:span text:style-name="T14">marielle.gosset@ird.fr</text:span></text:a><text:span text:style-name="T5">, <text:s/></text:span><text:span text:style-name="T8"><text:s/></text:span><text:a xlink:type="simple" xlink:href="mailto:adrien.paris@hydromatters.fr" text:style-name="Internet_20_link" text:visited-style-name="Visited_20_Internet_20_Link"><text:span text:style-name="T15">adrien.paris@hydromatters.fr</text:span></text:a></text:p>
      <text:p text:style-name="P1"><text:span text:style-name="T4"><text:s/><text:tab/><text:tab/>Bachir Tanimoun @ ABN (</text:span><text:a xlink:type="simple" xlink:href="mailto:bat_alkalao@yahoo.com" text:style-name="Internet_20_link" text:visited-style-name="Visited_20_Internet_20_Link"><text:span text:style-name="T14">bat_alkalao@yahoo.com</text:span></text:a><text:span text:style-name="T4">)</text:span></text:p>
      <text:p text:style-name="P1"><text:span text:style-name="T4"><text:tab/><text:tab/>Kone Soungalo @ ABN <text:tab/> (</text:span><text:a xlink:type="simple" xlink:href="mailto:k_soung@yahoo.fr" text:style-name="Internet_20_link" text:visited-style-name="Visited_20_Internet_20_Link"><text:span text:style-name="T14">k_soung@yahoo.fr</text:span></text:a><text:span text:style-name="T4">)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2" svg:font-family="'Lohit Devanagari'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Noto Sans" svg:font-family="'Noto Sans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Standard_20__28_user_29_" style:display-name="Standard (user)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t_20_sans_20_remplissage" style:display-name="Objet sans remplissage" style:family="paragraph" style:parent-style-name="Standard_20__28_user_29_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_20_sans_20_remplissage_20_et_20_sans_20_ligne" style:display-name="Objet sans remplissage et sans ligne" style:family="paragraph" style:parent-style-name="Standard_20__28_user_29_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Ligne_20_de_20_cote" style:display-name="Ligne de cote" style:family="paragraph" style:parent-style-name="Standard_20__28_user_29_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Plein" style:family="paragraph" style:default-outline-level="">
      <style:paragraph-properties fo:text-align="start" style:justify-single-word="false" fo:orphans="2" fo:widows="2" style:writing-mode="lr-tb"/>
      <style:text-properties style:font-name="Noto Sans" fo:font-family="'Noto Sans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Liberation Sans1" style:font-family-complex="'Liberation Sans'" style:font-family-generic-complex="system" style:font-pitch-complex="variable" style:font-size-complex="12pt"/>
    </style:style>
    <style:style style:name="Plein_20_bleu" style:display-name="Plein bleu" style:family="paragraph" style:parent-style-name="Plein" style:default-outline-level="">
      <style:text-properties fo:color="#ffffff" style:font-name="Noto Sans" fo:font-family="'Noto Sans'" style:font-family-generic="roman" style:font-pitch="variable" fo:font-size="14pt" fo:font-weight="bold" style:font-size-asian="14pt" style:font-weight-asian="bold"/>
    </style:style>
    <style:style style:name="Plein_20_vert" style:display-name="Plein vert" style:family="paragraph" style:parent-style-name="Plein" style:default-outline-level="">
      <style:text-properties fo:color="#ffffff" style:font-name="Noto Sans" fo:font-family="'Noto Sans'" style:font-family-generic="roman" style:font-pitch="variable" fo:font-size="14pt" fo:font-weight="bold" style:font-size-asian="14pt" style:font-weight-asian="bold"/>
    </style:style>
    <style:style style:name="Plein_20_rouge" style:display-name="Plein rouge" style:family="paragraph" style:parent-style-name="Plein" style:default-outline-level="">
      <style:text-properties fo:color="#ffffff" style:font-name="Noto Sans" fo:font-family="'Noto Sans'" style:font-family-generic="roman" style:font-pitch="variable" fo:font-size="14pt" fo:font-weight="bold" style:font-size-asian="14pt" style:font-weight-asian="bold"/>
    </style:style>
    <style:style style:name="Plein_20_jaune" style:display-name="Plein jaune" style:family="paragraph" style:parent-style-name="Plein" style:default-outline-level="">
      <style:text-properties fo:color="#ffffff" style:font-name="Noto Sans" fo:font-family="'Noto Sans'" style:font-family-generic="roman" style:font-pitch="variable" fo:font-size="14pt" fo:font-weight="bold" style:font-size-asian="14pt" style:font-weight-asian="bold"/>
    </style:style>
    <style:style style:name="Contour" style:family="paragraph" style:default-outline-level="">
      <style:paragraph-properties fo:text-align="start" style:justify-single-word="false" fo:orphans="2" fo:widows="2" style:writing-mode="lr-tb"/>
      <style:text-properties style:font-name="Noto Sans" fo:font-family="'Noto Sans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Liberation Sans1" style:font-family-complex="'Liberation Sans'" style:font-family-generic-complex="system" style:font-pitch-complex="variable" style:font-size-complex="12pt"/>
    </style:style>
    <style:style style:name="Contour_20_bleu" style:display-name="Contour bleu" style:family="paragraph" style:parent-style-name="Contour" style:default-outline-level="">
      <style:text-properties fo:color="#355269" style:font-name="Noto Sans" fo:font-family="'Noto Sans'" style:font-family-generic="roman" style:font-pitch="variable" fo:font-size="14pt" fo:font-weight="bold" style:font-size-asian="14pt" style:font-weight-asian="bold"/>
    </style:style>
    <style:style style:name="Contour_20_vert" style:display-name="Contour vert" style:family="paragraph" style:parent-style-name="Contour" style:default-outline-level="">
      <style:text-properties fo:color="#127622" style:font-name="Noto Sans" fo:font-family="'Noto Sans'" style:font-family-generic="roman" style:font-pitch="variable" fo:font-size="14pt" fo:font-weight="bold" style:font-size-asian="14pt" style:font-weight-asian="bold"/>
    </style:style>
    <style:style style:name="Contour_20_rouge" style:display-name="Contour rouge" style:family="paragraph" style:parent-style-name="Contour" style:default-outline-level="">
      <style:text-properties fo:color="#c9211e" style:font-name="Noto Sans" fo:font-family="'Noto Sans'" style:font-family-generic="roman" style:font-pitch="variable" fo:font-size="14pt" fo:font-weight="bold" style:font-size-asian="14pt" style:font-weight-asian="bold"/>
    </style:style>
    <style:style style:name="Contour_20_jaune" style:display-name="Contour jaune" style:family="paragraph" style:parent-style-name="Contour" style:default-outline-level="">
      <style:text-properties fo:color="#b47804" style:font-name="Noto Sans" fo:font-family="'Noto Sans'" style:font-family-generic="roman" style:font-pitch="variable" fo:font-size="14pt" fo:font-weight="bold" style:font-size-asian="14pt" style:font-weight-asian="bold"/>
    </style:style>
    <style:style style:name="Title_20_Slide_7e_LT_7e_Gliederung_20_1" style:display-name="Title Slide~LT~Gliederung 1" style:family="paragraph" style:default-outline-level="">
      <style:paragraph-properties fo:margin-top="0.499cm" fo:margin-bottom="0cm" loext:contextual-spacing="false" fo:line-height="90%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Slide_7e_LT_7e_Gliederung_20_2" style:display-name="Title Slide~LT~Gliederung 2" style:family="paragraph" style:parent-style-name="Title_20_Slide_7e_LT_7e_Gliederung_20_1" style:default-outline-level="">
      <style:paragraph-properties fo:margin-top="0.4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3" style:display-name="Title Slide~LT~Gliederung 3" style:family="paragraph" style:parent-style-name="Title_20_Slide_7e_LT_7e_Gliederung_20_2" style:default-outline-level="">
      <style:paragraph-properties fo:margin-top="0.3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Slide_7e_LT_7e_Gliederung_20_4" style:display-name="Title Slide~LT~Gliederung 4" style:family="paragraph" style:parent-style-name="Title_20_Slide_7e_LT_7e_Gliederung_20_3" style:default-outline-level="">
      <style:paragraph-properties fo:margin-top="0.199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Slide_7e_LT_7e_Gliederung_20_5" style:display-name="Title Slide~LT~Gliederung 5" style:family="paragraph" style:parent-style-name="Title_20_Slide_7e_LT_7e_Gliederung_20_4" style:default-outline-level="">
      <style:paragraph-properties fo:margin-top="0.101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6" style:display-name="Title Slide~LT~Gliederung 6" style:family="paragraph" style:parent-style-name="Title_20_Slide_7e_LT_7e_Gliederung_20_5" style:default-outline-level="">
      <style:paragraph-properties fo:margin-top="0.101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7" style:display-name="Title Slide~LT~Gliederung 7" style:family="paragraph" style:parent-style-name="Title_20_Slide_7e_LT_7e_Gliederung_20_6" style:default-outline-level="">
      <style:paragraph-properties fo:margin-top="0.101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8" style:display-name="Title Slide~LT~Gliederung 8" style:family="paragraph" style:parent-style-name="Title_20_Slide_7e_LT_7e_Gliederung_20_7" style:default-outline-level="">
      <style:paragraph-properties fo:margin-top="0.101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9" style:display-name="Title Slide~LT~Gliederung 9" style:family="paragraph" style:parent-style-name="Title_20_Slide_7e_LT_7e_Gliederung_20_8" style:default-outline-level="">
      <style:paragraph-properties fo:margin-top="0.101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Titel" style:display-name="Title Slide~LT~Titel" style:family="paragraph" style:default-outline-level="">
      <style:paragraph-properties style:line-height-at-least="0.353cm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Slide_7e_LT_7e_Untertitel" style:display-name="Title Slide~LT~Unter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Slide_7e_LT_7e_Notizen" style:display-name="Title Slide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Slide_7e_LT_7e_Hintergrundobjekte" style:display-name="Title Slide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Slide_7e_LT_7e_Hintergrund" style:display-name="Title Slide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style:use-window-font-color="true" style:font-name="Lohit Devanagari" fo:font-family="'Lohit Devanagari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Objets_20_d_27_arrière-plan" style:display-name="Objets d'arrière-plan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Arrière-plan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lan_20_1" style:display-name="Plan 1" style:family="paragraph" style:default-outline-level="">
      <style:paragraph-properties fo:margin-top="0.499cm" fo:margin-bottom="0cm" loext:contextual-spacing="false" fo:line-height="90%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lan_20_2" style:display-name="Plan 2" style:family="paragraph" style:parent-style-name="Plan_20_1" style:default-outline-level="">
      <style:paragraph-properties fo:margin-top="0.4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3" style:display-name="Plan 3" style:family="paragraph" style:parent-style-name="Plan_20_2" style:default-outline-level="">
      <style:paragraph-properties fo:margin-top="0.3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Plan_20_4" style:display-name="Plan 4" style:family="paragraph" style:parent-style-name="Plan_20_3" style:default-outline-level="">
      <style:paragraph-properties fo:margin-top="0.199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Plan_20_5" style:display-name="Plan 5" style:family="paragraph" style:parent-style-name="Plan_20_4" style:default-outline-level="">
      <style:paragraph-properties fo:margin-top="0.101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6" style:display-name="Plan 6" style:family="paragraph" style:parent-style-name="Plan_20_5" style:default-outline-level="">
      <style:paragraph-properties fo:margin-top="0.101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7" style:display-name="Plan 7" style:family="paragraph" style:parent-style-name="Plan_20_6" style:default-outline-level="">
      <style:paragraph-properties fo:margin-top="0.101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8" style:display-name="Plan 8" style:family="paragraph" style:parent-style-name="Plan_20_7" style:default-outline-level="">
      <style:paragraph-properties fo:margin-top="0.101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9" style:display-name="Plan 9" style:family="paragraph" style:parent-style-name="Plan_20_8" style:default-outline-level="">
      <style:paragraph-properties fo:margin-top="0.101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1" style:display-name="Title and Content~LT~Gliederung 1" style:family="paragraph" style:default-outline-level="">
      <style:paragraph-properties fo:margin-top="0.499cm" fo:margin-bottom="0cm" loext:contextual-spacing="false" fo:line-height="90%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 style:parent-style-name="Title_20_and_20_Content_7e_LT_7e_Gliederung_20_1" style:default-outline-level="">
      <style:paragraph-properties fo:margin-top="0.4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3" style:display-name="Title and Content~LT~Gliederung 3" style:family="paragraph" style:parent-style-name="Title_20_and_20_Content_7e_LT_7e_Gliederung_20_2" style:default-outline-level="">
      <style:paragraph-properties fo:margin-top="0.3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and_20_Content_7e_LT_7e_Gliederung_20_4" style:display-name="Title and Content~LT~Gliederung 4" style:family="paragraph" style:parent-style-name="Title_20_and_20_Content_7e_LT_7e_Gliederung_20_3" style:default-outline-level="">
      <style:paragraph-properties fo:margin-top="0.199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and_20_Content_7e_LT_7e_Gliederung_20_5" style:display-name="Title and Content~LT~Gliederung 5" style:family="paragraph" style:parent-style-name="Title_20_and_20_Content_7e_LT_7e_Gliederung_20_4" style:default-outline-level="">
      <style:paragraph-properties fo:margin-top="0.101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6" style:display-name="Title and Content~LT~Gliederung 6" style:family="paragraph" style:parent-style-name="Title_20_and_20_Content_7e_LT_7e_Gliederung_20_5" style:default-outline-level="">
      <style:paragraph-properties fo:margin-top="0.101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7" style:display-name="Title and Content~LT~Gliederung 7" style:family="paragraph" style:parent-style-name="Title_20_and_20_Content_7e_LT_7e_Gliederung_20_6" style:default-outline-level="">
      <style:paragraph-properties fo:margin-top="0.101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8" style:display-name="Title and Content~LT~Gliederung 8" style:family="paragraph" style:parent-style-name="Title_20_and_20_Content_7e_LT_7e_Gliederung_20_7" style:default-outline-level="">
      <style:paragraph-properties fo:margin-top="0.101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9" style:display-name="Title and Content~LT~Gliederung 9" style:family="paragraph" style:parent-style-name="Title_20_and_20_Content_7e_LT_7e_Gliederung_20_8" style:default-outline-level="">
      <style:paragraph-properties fo:margin-top="0.101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Titel" style:display-name="Title and Content~LT~Titel" style:family="paragraph" style:default-outline-level="">
      <style:paragraph-properties style:line-height-at-least="0.353cm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Notizen" style:display-name="Title and Content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Hintergrundobjekte" style:display-name="Title and Conten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7e_LT_7e_Hintergrund" style:display-name="Title and Conten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an Pommier</meta:initial-creator>
    <meta:creation-date>2021-06-03T20:34:35.313279283</meta:creation-date>
    <dc:date>2021-06-04T04:34:58.588371206</dc:date>
    <dc:creator>Jean Pommier</dc:creator>
    <meta:editing-duration>PT7H40M44S</meta:editing-duration>
    <meta:editing-cycles>3</meta:editing-cycles>
    <meta:generator>LibreOffice/6.1.5.2$Linux_X86_64 LibreOffice_project/10$Build-2</meta:generator>
    <meta:document-statistic meta:table-count="0" meta:image-count="0" meta:object-count="0" meta:page-count="1" meta:paragraph-count="4" meta:word-count="37" meta:character-count="288" meta:non-whitespace-character-count="245"/>
  </office:meta>
</office:document-meta>
</file>